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Standard">
      <style:text-properties officeooo:paragraph-rsid="007ae533"/>
    </style:style>
    <style:style style:name="P5" style:family="paragraph" style:parent-style-name="Standard">
      <style:text-properties officeooo:paragraph-rsid="007ef2fc"/>
    </style:style>
    <style:style style:name="P6" style:family="paragraph" style:parent-style-name="Standard">
      <style:text-properties officeooo:paragraph-rsid="00818a3b"/>
    </style:style>
    <style:style style:name="P7" style:family="paragraph" style:parent-style-name="Heading_20_1">
      <style:text-properties officeooo:paragraph-rsid="0070d150"/>
    </style:style>
    <style:style style:name="P8" style:family="paragraph" style:parent-style-name="Heading_20_2">
      <style:text-properties officeooo:paragraph-rsid="0059d677"/>
    </style:style>
    <style:style style:name="P9" style:family="paragraph" style:parent-style-name="Standard">
      <style:text-properties officeooo:paragraph-rsid="00846d0b"/>
    </style:style>
    <style:style style:name="P10" style:family="paragraph" style:parent-style-name="Standard">
      <style:text-properties officeooo:paragraph-rsid="0084ed2b"/>
    </style:style>
    <style:style style:name="P11" style:family="paragraph" style:parent-style-name="Standard">
      <style:paragraph-properties fo:break-before="page"/>
      <style:text-properties officeooo:paragraph-rsid="0084ed2b"/>
    </style:style>
    <style:style style:name="P12" style:family="paragraph" style:parent-style-name="Standard">
      <style:paragraph-properties fo:break-before="page"/>
    </style:style>
    <style:style style:name="T1" style:family="text">
      <style:text-properties officeooo:rsid="00720387"/>
    </style:style>
    <style:style style:name="T2" style:family="text">
      <style:text-properties officeooo:rsid="001ecd26"/>
    </style:style>
    <style:style style:name="T3" style:family="text">
      <style:text-properties officeooo:rsid="001c8d6c"/>
    </style:style>
    <style:style style:name="T4" style:family="text">
      <style:text-properties officeooo:rsid="003bd165"/>
    </style:style>
    <style:style style:name="T5" style:family="text">
      <style:text-properties fo:font-style="normal" style:font-style-asian="normal" style:font-style-complex="normal"/>
    </style:style>
    <style:style style:name="T6" style:family="text">
      <style:text-properties fo:font-style="normal" officeooo:rsid="005f8b64" style:font-style-asian="normal" style:font-style-complex="normal"/>
    </style:style>
    <style:style style:name="T7" style:family="text">
      <style:text-properties fo:font-style="normal" officeooo:rsid="007a5dfc" style:font-style-asian="normal" style:font-style-complex="normal"/>
    </style:style>
    <style:style style:name="T8" style:family="text">
      <style:text-properties style:font-name="Liberation Sans" fo:font-size="16.1000003814697pt" fo:font-style="normal" fo:font-weight="bold" officeooo:rsid="0070d150" style:font-name-asian="Noto Sans CJK SC" style:font-size-asian="16.1000003814697pt" style:font-style-asian="normal" style:font-weight-asian="bold" style:font-name-complex="Noto Sans Devanagari1" style:font-size-complex="16.1000003814697pt" style:font-style-complex="normal" style:font-weight-complex="bold"/>
    </style:style>
    <style:style style:name="T9" style:family="text">
      <style:text-properties officeooo:rsid="007ae533"/>
    </style:style>
    <style:style style:name="T10" style:family="text">
      <style:text-properties officeooo:rsid="007cb17e"/>
    </style:style>
    <style:style style:name="T11" style:family="text">
      <style:text-properties officeooo:rsid="007ce1af"/>
    </style:style>
    <style:style style:name="T12" style:family="text">
      <style:text-properties officeooo:rsid="007d166e"/>
    </style:style>
    <style:style style:name="T13" style:family="text">
      <style:text-properties officeooo:rsid="00818a3b"/>
    </style:style>
    <style:style style:name="T14" style:family="text">
      <style:text-properties fo:font-weight="bold" style:font-weight-asian="bold" style:font-weight-complex="bold"/>
    </style:style>
    <style:style style:name="T15" style:family="text">
      <style:text-properties officeooo:rsid="00846d0b"/>
    </style:style>
    <style:style style:name="T16" style:family="text">
      <style:text-properties officeooo:rsid="0084ed2b"/>
    </style:style>
    <style:style style:name="T17" style:family="text">
      <style:text-properties officeooo:rsid="008651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start text:name="__RefHeading___Toc5443_3831485370"/><text:span text:style-name="Citation"><text:span text:style-name="T5">Домашннее </text:span></text:span><text:span text:style-name="Citation"><text:span text:style-name="T6">чтение. </text:span></text:span><text:span text:style-name="Citation"><text:span text:style-name="T7">Роберт Мартин - Чистая Архитектура</text:span></text:span><text:span text:style-name="Citation"><text:span text:style-name="T6">. Перевод</text:span></text:span><text:bookmark-end text:name="__RefHeading___Toc5443_3831485370"/></text:h>
      <text:h text:style-name="P8" text:outline-level="2"><text:bookmark-start text:name="__RefHeading___Toc5445_3831485370"/><text:span text:style-name="Citation"><text:span text:style-name="T8">Перевод текста </text:span></text:span><text:span text:style-name="Citation"><text:span text:style-name="T5">(</text:span></text:span><text:span text:style-name="Citation"><text:span text:style-name="T8">20</text:span></text:span><text:span text:style-name="Citation"><text:span text:style-name="T5"> 000 знаков)</text:span></text:span><text:bookmark-end text:name="__RefHeading___Toc5445_3831485370"/></text:h>
      <text:p text:style-name="Standard"><text:span text:style-name="Citation">ОБЗОР ПАРАДИГМ</text:span></text:p>
      <text:p text:style-name="Standard"><text:span text:style-name="Citation">Три парадигмы, включенные в эту обзорную главу, - это структурное программирование, объектно-ориентированное программирование и функциональное программирование.</text:span></text:p>
      <text:p text:style-name="Standard"><text:span text:style-name="Citation"/></text:p>
      <text:p text:style-name="Standard"><text:span text:style-name="Citation">СТРУКТУРНОЕ ПРОГРАММИРОВАНИЕ</text:span></text:p>
      <text:p text:style-name="Standard"><text:span text:style-name="Citation">Первой принятой парадигмой (но не первой изобретенной) было структурное программирование, которое открыл Эдсгер Вайб Дейкстра в 1968 году. Дейкстра показал, что использование неограниченных переходов (операторов goto) вредит структуре программы. Как мы увидим в последующих главах, он заменил эти переходы на более привычные конструкции if/then/else и do/while/until.</text:span></text:p>
      <text:p text:style-name="Standard"><text:span text:style-name="Citation"/></text:p>
      <text:p text:style-name="Standard"><text:span text:style-name="Citation">Вкратце парадигму структурного программирования можно описать следующим образом:</text:span></text:p>
      <text:p text:style-name="Standard"><text:span text:style-name="Citation">Структурное программирование накладывает </text:span><text:span text:style-name="Citation"><text:span text:style-name="T9">ограничения</text:span></text:span><text:span text:style-name="Citation"> на прямую передачу управления.</text:span></text:p>
      <text:p text:style-name="Standard"><text:span text:style-name="Citation"/></text:p>
      <text:p text:style-name="Standard"><text:span text:style-name="Citation">ОБЪЕКТНО-ОРИЕНТИРОВАННОЕ ПРОГРАММИРОВАНИЕ</text:span></text:p>
      <text:p text:style-name="P4"><text:span text:style-name="Citation">Вторая парадигма, которая должна была быть принята, была фактически открыта двумя годами ранее, в 1966 году, Оле Йоханом Далем и Кристеном Нигаардом. Эти два программиста заметили, что стек вызовов функций в языке ALGOL может быть перенесен в кучу, что позволяет локальным переменным, объявленным функцией, существовать </text:span><text:span text:style-name="Citation"><text:span text:style-name="T9">ещё</text:span></text:span><text:span text:style-name="Citation"> долгое время после возврата функции. Функция стала конструктором класса, локальные переменные стали переменными экземпляра, а вложенные функции - методами. </text:span></text:p>
      <text:p text:style-name="P4"><text:span text:style-name="Citation"/></text:p>
      <text:p text:style-name="P4"><text:span text:style-name="Citation">Это неизбежно привело к открытию полиморфизма через </text:span><text:span text:style-name="Citation"><text:span text:style-name="T9">ограниченное</text:span></text:span><text:span text:style-name="Citation"> использование указателей функций.</text:span></text:p>
      <text:p text:style-name="Standard"><text:span text:style-name="Citation"/></text:p>
      <text:p text:style-name="P9"><text:span text:style-name="Citation">Вкратце парадигму объектно-ориентированного программирования можно описать следующим образом: Объектно-ориентированное программирование накладывает </text:span><text:span text:style-name="Citation"><text:span text:style-name="T9">ограничения</text:span></text:span><text:span text:style-name="Citation"> на косвенную передачу управления.</text:span></text:p>
      <text:p text:style-name="Standard"><text:span text:style-name="Citation"/></text:p>
      <text:p text:style-name="Standard"><text:span text:style-name="Citation">ФУНКЦИОНАЛЬНОЕ ПРОГРАММИРОВАНИЕ</text:span></text:p>
      <text:p text:style-name="P4"><text:span text:style-name="Citation">Третья парадигма, которая только недавно начала приниматься, была изобретена первой. Действительно, ее изобретение предшествовало самому компьютерному программированию. Функциональное программирование является прямым результатом работы Алонзо Черча, который в 1936 году изобрел </text:span><text:span text:style-name="Citation"><text:span text:style-name="T9">лямбда</text:span></text:span><text:span text:style-name="Citation">-исчисление, занимаясь математической проблемой, которая в то же время </text:span><text:span text:style-name="Citation"><text:span text:style-name="T9">занимала</text:span></text:span><text:span text:style-name="Citation"> Алана Тьюринга. Его <text:line-break/></text:span><text:span text:style-name="Citation"><text:span text:style-name="T9">лямбда</text:span></text:span><text:span text:style-name="Citation">-исчисление является основой языка LISP, изобретенного в 1958 году Джоном Маккарти. </text:span></text:p>
      <text:p text:style-name="P4"><text:span text:style-name="Citation"/></text:p>
      <text:p text:style-name="P4"><text:soft-page-break/><text:span text:style-name="Citation">Основополагающим понятием </text:span><text:span text:style-name="Citation"><text:span text:style-name="T9">лямбда</text:span></text:span><text:span text:style-name="Citation">-исчисления является неизменяемость, то есть представление о том, что значения параметров не изменяются </text:span><text:span text:style-name="Citation"><text:span text:style-name="T9">со временем</text:span></text:span><text:span text:style-name="Citation">. Это фактически означает, что в функциональном языке нет оператора присваивания. Большинство функциональных языков, на самом деле, имеют некоторые средства для изменения значения переменной, но только при очень строгой проверке.</text:span></text:p>
      <text:p text:style-name="Standard"><text:span text:style-name="Citation"/></text:p>
      <text:p text:style-name="Standard"><text:span text:style-name="Citation">Мы можем резюмировать парадигму функционального программирования следующим образом: Функциональное программирование накладывает </text:span><text:span text:style-name="Citation"><text:span text:style-name="T9">ограничения</text:span></text:span><text:span text:style-name="Citation"> на присваивание.</text:span></text:p>
      <text:p text:style-name="Standard"><text:span text:style-name="Citation"/></text:p>
      <text:p text:style-name="Standard"><text:span text:style-name="Citation">ПИЩА ДЛЯ РАЗМЫШЛЕНИЙ</text:span></text:p>
      <text:p text:style-name="P4"><text:span text:style-name="Citation">Обратите внимание на схему, которую я вполне сознательно </text:span><text:span text:style-name="Citation"><text:span text:style-name="T15">изобразил</text:span></text:span><text:span text:style-name="Citation">, представляя эти три парадигмы программирования: Каждая из парадигм лишает программиста возможностей. Ни одна из них не добавляет новых возможностей. Каждая из них налагает нек</text:span><text:span text:style-name="Citation"><text:span text:style-name="T9">ие</text:span></text:span><text:span text:style-name="Citation"> дополнительн</text:span><text:span text:style-name="Citation"><text:span text:style-name="T9">ые</text:span></text:span><text:span text:style-name="Citation"> </text:span><text:span text:style-name="Citation"><text:span text:style-name="T9">ограничения</text:span></text:span><text:span text:style-name="Citation">, котор</text:span><text:span text:style-name="Citation"><text:span text:style-name="T9">ые </text:span></text:span><text:span text:style-name="Citation">явля</text:span><text:span text:style-name="Citation"><text:span text:style-name="T9">ю</text:span></text:span><text:span text:style-name="Citation">тся негативн</text:span><text:span text:style-name="Citation"><text:span text:style-name="T9">ыми</text:span></text:span><text:span text:style-name="Citation"> по своему намерению. </text:span></text:p>
      <text:p text:style-name="P4"><text:span text:style-name="Citation"/></text:p>
      <text:p text:style-name="P4"><text:span text:style-name="Citation">Парадигмы скорее говорят нам, чего не делать, чем указывают, что делать.</text:span></text:p>
      <text:p text:style-name="P4"><text:span text:style-name="Citation">Другой способ взглянуть на эту проблему - признать, что каждая парадигма что-то отнимает у нас. </text:span><text:span text:style-name="Citation"><text:span text:style-name="T10">Все т</text:span></text:span><text:span text:style-name="Citation">ри парадигмы </text:span><text:span text:style-name="Citation"><text:span text:style-name="T10">вместе взятые </text:span></text:span><text:span text:style-name="Citation">убирают операторы goto, указатели функций и присваивание. Осталось ли что-нибудь, что можно было бы убрать? Скорее всего, нет. </text:span></text:p>
      <text:p text:style-name="P4"><text:span text:style-name="Citation"/></text:p>
      <text:p text:style-name="P4"><text:span text:style-name="Citation">Таким образом, эти три парадигмы, скорее всего, будут единственными, которые мы увидим - по крайней мере, единственными, которые являются отрицательными. Еще одним доказательством того, что таких парадигм больше нет, является то, что все они были открыты в течение десяти лет между 1958 и 1968 годами. За многие последующие десятилетия новых парадигм не появилось.</text:span></text:p>
      <text:p text:style-name="Standard"><text:span text:style-name="Citation"/></text:p>
      <text:p text:style-name="Standard"><text:span text:style-name="Citation">ЗАКЛЮЧЕНИЕ</text:span></text:p>
      <text:p text:style-name="Standard"><text:span text:style-name="Citation">Какое отношение этот урок истории парадигм имеет к архитектуре? </text:span><text:span text:style-name="Citation"><text:span text:style-name="T15">Самое прямое</text:span></text:span><text:span text:style-name="Citation">. Мы используем полиморфизм как механизм для преодоления архитектурных границ; мы используем функциональное программирование для наложения </text:span><text:span text:style-name="Citation"><text:span text:style-name="T10">ограничений</text:span></text:span><text:span text:style-name="Citation"> на расположение данных и доступ к ним; и мы используем структурное программирование как алгоритмическую основу наших модулей.</text:span></text:p>
      <text:p text:style-name="Standard"><text:span text:style-name="Citation"/></text:p>
      <text:p text:style-name="Standard"><text:span text:style-name="Citation">Обратите внимание </text:span><text:span text:style-name="Citation"><text:span text:style-name="T15">на то</text:span></text:span><text:span text:style-name="Citation">, как хорошо эти три аспекта согласуются с тремя основными архитектурными проблемами: функциями, разделением компонентов и управлением данными. </text:span></text:p>
      <text:p text:style-name="Standard"><text:span text:style-name="Citation"/></text:p>
      <text:p text:style-name="Standard"><text:span text:style-name="Citation">Центр </text:span><text:span text:style-name="Citation"><text:span text:style-name="T10">исследований </text:span></text:span><text:span text:style-name="Citation">амстердамского университета </text:span><text:span text:style-name="Citation"><text:span text:style-name="T10">и</text:span></text:span><text:span text:style-name="Citation"> самый первый программист в Нидерландах.</text:span></text:p>
      <text:p text:style-name="Standard"><text:span text:style-name="Citation"/></text:p>
      <text:p text:style-name="Standard"><text:span text:style-name="Citation">В 1955 году, проработав программистом три года и будучи еще студентом, Дейкстра пришел к выводу, что интеллектуальный вызов программирования был большим, чем интеллектуальный вызов теоретической физики. В результате он выбрал программирование в качестве своей долгосрочной карьеры.</text:span></text:p>
      <text:p text:style-name="Standard"><text:span text:style-name="Citation"/></text:p>
      <text:p text:style-name="Standard"><text:soft-page-break/><text:span text:style-name="Citation">В 1957 году Дейкстра женился на Марии Дебец. В то время в Нидерландах при заключении брака необходимо было указывать свою профессию. Голландские власти не хотели принимать "программиста" в качестве профессии Д</text:span><text:span text:style-name="Citation"><text:span text:style-name="T9">е</text:span></text:span><text:span text:style-name="Citation">йкстры; они никогда не слышали о такой профессии. Чтобы удовлетворить их, Д</text:span><text:span text:style-name="Citation"><text:span text:style-name="T9">е</text:span></text:span><text:span text:style-name="Citation">йкстра согласился на "физика-теоретика" в качестве названия своей </text:span><text:span text:style-name="Citation"><text:span text:style-name="T9">должности</text:span></text:span><text:span text:style-name="Citation">.</text:span></text:p>
      <text:p text:style-name="Standard"><text:span text:style-name="Citation"/></text:p>
      <text:p text:style-name="Standard"><text:span text:style-name="Citation">Приняв решение сделать программирование своей карьерой, Дейкстра посоветовался со своим начальником Адрианом ван Вейнгаарденом. Дейкстра был обеспокоен тем, что никто не определил дисциплину, или науку, программирования, и что поэтому его не будут воспринимать всерьез. Его начальник ответил, что Дейкстра вполне может быть одним из тех людей, которые откр</text:span><text:span text:style-name="Citation"><text:span text:style-name="T11">ыва</text:span></text:span><text:span text:style-name="Citation">ют такие дисциплины и тем самым </text:span><text:span text:style-name="Citation"><text:span text:style-name="T11">он </text:span></text:span><text:span text:style-name="Citation">преврат</text:span><text:span text:style-name="Citation"><text:span text:style-name="T11">и</text:span></text:span><text:span text:style-name="Citation">т программирование в науку.</text:span></text:p>
      <text:p text:style-name="Standard"><text:span text:style-name="Citation"/></text:p>
      <text:p text:style-name="Standard"><text:span text:style-name="Citation">Дейкстра нач</text:span><text:span text:style-name="Citation"><text:span text:style-name="T11">ин</text:span></text:span><text:span text:style-name="Citation">ал свою карьеру в эпоху вакуумных трубок, когда компьютеры были огромными, хрупкими, медленными, ненадежными и (по сегодняшним меркам) крайне ограниченными. В те ранние годы программы писались в двоичном формате или на очень </text:span><text:span text:style-name="Citation"><text:span text:style-name="T11">грубом</text:span></text:span><text:span text:style-name="Citation"> языке ассемблера. Ввод данных осуществлялся на бумажных лентах или перфокартах. Цикл редактирования/компиляции/тестирования длился часами, а то и днями.</text:span></text:p>
      <text:p text:style-name="Standard"><text:span text:style-name="Citation">Именно в этой примитивной среде Дейкстра сделал свои великие открытия.</text:span></text:p>
      <text:p text:style-name="Standard"><text:span text:style-name="Citation"/></text:p>
      <text:p text:style-name="Standard"><text:span text:style-name="Citation">ДОКАЗАТЕЛЬСТВО</text:span></text:p>
      <text:p text:style-name="Standard"><text:span text:style-name="Citation">Проблема, которую Дейкстра осознал в самом начале, заключалась в том, что программировать трудно, а программисты делают это не очень хорошо. Программа любой сложности содержит слишком много деталей, чтобы человеческий мозг мог справиться с ней без посторонней помощи. Упущение хотя бы одной маленькой детали приводит к тому, что программы вроде бы работают, но неожиданно дают сбой.</text:span></text:p>
      <text:p text:style-name="Standard"><text:span text:style-name="Citation"/></text:p>
      <text:p text:style-name="Standard"><text:span text:style-name="Citation">Решение Дейкстры заключалось в применении математической дисциплины доказательства. Его концепция заключалась в построении евклидовой иерархии постулатов, теорем, следствий и лемм. Дейкстра считал, что программисты могут использовать эту иерархию так же, как это делают математики. Другими словами, программисты могли бы использовать доказанные структуры и связывать их вместе с кодом, правильность которого они затем доказывали бы сами.</text:span></text:p>
      <text:p text:style-name="Standard"><text:span text:style-name="Citation"/></text:p>
      <text:p text:style-name="Standard"><text:span text:style-name="Citation">Конечно, для того, чтобы это произошло, Дейкстра пришел к выводу, что ему придется продемонстрировать технику написания основных доказательств простых алгоритмов. Это оказалось довольно сложной задачей.</text:span></text:p>
      <text:p text:style-name="Standard"><text:span text:style-name="Citation"/></text:p>
      <text:p text:style-name="Standard"><text:span text:style-name="Citation">В ходе своего исследования Дейкстра обнаружил, что некоторые виды использования оператора goto не позволяют рекурсивно раскладывать модули на все более мелкие единицы, тем самым препятствуя использованию подхода "разделяй и властвуй", необходимого для обоснованных доказательств.</text:span></text:p>
      <text:p text:style-name="Standard"><text:span text:style-name="Citation"/></text:p>
      <text:p text:style-name="Standard"><text:span text:style-name="Citation">Однако в других случаях использования goto такой проблемы не возникало. Дейкстра понял, что эти "хорошие" применения goto соответствуют простым структурам управления </text:span><text:soft-page-break/><text:span text:style-name="Citation">выбором и итерацией, таким как if/then/else и do/while. Модули, использующие только эти типы управляющих структур, могут быть рекурсивно разделены на доказуемые единицы.</text:span></text:p>
      <text:p text:style-name="Standard"><text:span text:style-name="Citation"/></text:p>
      <text:p text:style-name="Standard"><text:span text:style-name="Citation">Дейкстра догадывался, что эти управляющие структуры в сочетании с последовательным выполнением являются особенными. Они были выявлены за два года до этого Бомом и Якопини, которые доказали, что все программы могут быть построены только из трех структур: последовательности, выбора и итерации.</text:span></text:p>
      <text:p text:style-name="Standard"><text:span text:style-name="Citation"/></text:p>
      <text:p text:style-name="Standard"><text:span text:style-name="Citation">Это открытие было выдающимся: Те самые управляющие структуры, которые делали модуль доказуемым, были тем минимальным набором управляющих структур, из которых можно построить все программы. Так родилось структурное программирование.</text:span></text:p>
      <text:p text:style-name="Standard"><text:span text:style-name="Citation"/></text:p>
      <text:p text:style-name="Standard"><text:span text:style-name="Citation">Дейкстра показал, что правильность последовательных утверждений можно доказать с помощью простого перечисления. Эта техника математически связывала входы последовательности </text:span><text:span text:style-name="Citation"><text:span text:style-name="T11">команд</text:span></text:span><text:span text:style-name="Citation"> с ее выходами. Такой подход ничем не отличался от обычного математического доказательства.</text:span></text:p>
      <text:p text:style-name="Standard"><text:span text:style-name="Citation"/></text:p>
      <text:p text:style-name="Standard"><text:span text:style-name="Citation">Дейкстра решил проблему выбора путем повторного применения перечисления. Каждый путь через выбор перечислялся. Если оба пути в конечном итоге приводили к соответствующим математическим результатам, то доказательство было убедительным.</text:span></text:p>
      <text:p text:style-name="Standard"><text:span text:style-name="Citation"/></text:p>
      <text:p text:style-name="Standard"><text:span text:style-name="Citation">Итерация немного отличалась. Чтобы доказать правильность итерации, Дейкстра должен был использовать индукцию. Он доказал случай для 1 путем перечисления. Затем он доказал, что если N предполагается правильным, то N + 1 будет правильным, опять же с помощью перечисления. Он также доказал критерии начала и окончания итерации путем перечисления.</text:span></text:p>
      <text:p text:style-name="Standard"><text:span text:style-name="Citation"/></text:p>
      <text:p text:style-name="Standard"><text:span text:style-name="Citation">Такие доказательства были трудоемкими и сложными, но это были все же доказательства. С их развитием идея о том, что можно построить евклидову иерархию теорем, становилась достижимой.</text:span></text:p>
      <text:p text:style-name="Standard"><text:span text:style-name="Citation"/></text:p>
      <text:p text:style-name="Standard"><text:span text:style-name="Citation"><text:span text:style-name="T15">ПРОПОВЕДЬ</text:span></text:span><text:span text:style-name="Citation"><text:span text:style-name="T12"> </text:span></text:span><text:span text:style-name="Citation"><text:span text:style-name="T15">О ВРЕДЕ</text:span></text:span></text:p>
      <text:p text:style-name="Standard"><text:span text:style-name="Citation">В 1968 году Дейкстра написал письмо редактору журнала CACM, которое было опубликовано в мартовском номере. Письмо называлось "</text:span><text:span text:style-name="Citation"><text:span text:style-name="T12">Конструкция GOTO признана </text:span></text:span><text:span text:style-name="Citation"><text:span text:style-name="T15">вредной</text:span></text:span><text:span text:style-name="Citation">". В статье излагалась его позиция по поводу трех управляющих структур.</text:span></text:p>
      <text:p text:style-name="Standard"><text:span text:style-name="Citation"/></text:p>
      <text:p text:style-name="Standard"><text:span text:style-name="Citation">И мир программирования загорелся. Тогда у нас еще не было Интернета, поэтому люди не могли публиковать неприятные мемы о Дейкстре и не могли критиковать его в Интернете. Но они могли, и они это делали, писать письма редакторам многих журналов.</text:span></text:p>
      <text:p text:style-name="Standard"><text:span text:style-name="Citation"/></text:p>
      <text:p text:style-name="Standard"><text:span text:style-name="Citation">Эти письма не обязательно были вежливыми. Некоторые из них были резко негативными; в других выражалась решительная поддержка его позиции. Так началась битва, которая в конечном итоге продолжалась около десяти лет.</text:span></text:p>
      <text:p text:style-name="Standard"><text:span text:style-name="Citation"/></text:p>
      <text:p text:style-name="Standard"><text:soft-page-break/><text:span text:style-name="Citation">В конце концов, спор стих. Причина была проста: Дейкстра победил. По мере развития компьютерных языков оператор goto все больше и больше отступал назад, пока совсем не исчез. В большинстве современных языков нет оператора goto - и, конечно, в LISP его никогда не было.</text:span></text:p>
      <text:p text:style-name="Standard"><text:span text:style-name="Citation"/></text:p>
      <text:p text:style-name="Standard"><text:span text:style-name="Citation">Сегодня мы все - структурные программисты, хотя и не обязательно по собственному </text:span><text:span text:style-name="Citation"><text:span text:style-name="T12">выбору</text:span></text:span><text:span text:style-name="Citation">. Просто наши языки не дают нам возможности использовать непосредственную передачу управления без </text:span><text:span text:style-name="Citation"><text:span text:style-name="T12">ограничений</text:span></text:span><text:span text:style-name="Citation">.</text:span></text:p>
      <text:p text:style-name="Standard"><text:span text:style-name="Citation"/></text:p>
      <text:p text:style-name="Standard"><text:span text:style-name="Citation">Некоторые могут указать на именованные разрывы в Java или исключения как аналоги goto. На самом деле, эти структуры не являются абсолютно неограниченной передачей управления, как это было в старых языках, таких как Fortran или COBOL. Действительно, даже те языки, которые все еще поддерживают ключевое слово goto, часто ограничивают назначение в пределах текущей функции.</text:span></text:p>
      <text:p text:style-name="Standard"><text:span text:style-name="Citation"/></text:p>
      <text:p text:style-name="Standard"><text:span text:style-name="Citation">ФУНКЦИОНАЛЬНАЯ ДЕКОМПОЗИЦИЯ</text:span></text:p>
      <text:p text:style-name="P5"><text:span text:style-name="Citation">Структурное программирование позволяет рекурсивно разложить модули на доказуемые единицы, что в свою очередь означает, что модули могут быть функционально разложены. </text:span></text:p>
      <text:p text:style-name="P5"><text:span text:style-name="Citation"/></text:p>
      <text:p text:style-name="P5"><text:span text:style-name="Citation">То есть вы можете взять масштабную постановку задачи и разложить ее на функции высокого уровня. Каждая из этих функций может быть затем разложена на функции более низкого уровня, и так до бесконечности. Более того, каждая из этих декомпозированных функций может быть представлена с помощью ограниченных управляющих структур в структурном программировании.</text:span></text:p>
      <text:p text:style-name="Standard"><text:span text:style-name="Citation"/></text:p>
      <text:p text:style-name="Standard"><text:span text:style-name="Citation">Опираясь на этот фундамент, в конце 1970-х и в 1980-е годы стали популярны такие дисциплины, как структурный анализ и структурное проектирование. Такие люди, как <text:line-break/>Эд Юрдон, Ларри Константин, Том ДеМарко и Мейлир Пейдж-Джонс, продвигали и популяризировали эти техники на протяжении всего этого периода. Следуя этим </text:span><text:span text:style-name="Citation"><text:span text:style-name="T16">правилам</text:span></text:span><text:span text:style-name="Citation">, программисты могли разбивать большие системы на модули и компоненты, которые в дальнейшем можно было разбить на крошечные доказуемые функции.</text:span></text:p>
      <text:p text:style-name="Standard"><text:span text:style-name="Citation"/></text:p>
      <text:p text:style-name="Standard"><text:span text:style-name="Citation">НИКАКИХ ФОРМАЛЬНЫХ ДОКАЗАТЕЛЬСТВ</text:span></text:p>
      <text:p text:style-name="Standard"><text:span text:style-name="Citation">Но доказательства так и не появились. Евклидова иерархия теорем так и не была построена. А программисты в целом так и не увидели преимуществ трудоемкого процесса формального доказательства правильности каждой маленькой функции. В конце концов, мечта Дейкстры померкла и умерла. Мало кто из современных программистов верит, что формальные доказательства являются подходящим способом создания высококачественного программного обеспечения.</text:span></text:p>
      <text:p text:style-name="Standard"><text:span text:style-name="Citation"/></text:p>
      <text:p text:style-name="P5"><text:span text:style-name="Citation">Конечно, формальные математические доказательства в евклидовом стиле - не единственная стратегия доказательства правильности чего-либо. Другой весьма успешной стратегией является научный метод.</text:span></text:p>
      <text:p text:style-name="P5"><text:span text:style-name="Citation"/></text:p>
      <text:p text:style-name="P10"><text:span text:style-name="Citation"/></text:p>
      <text:p text:style-name="P11"><text:span text:style-name="Citation">НАУКА В ПОМОЩЬ</text:span></text:p>
      <text:p text:style-name="P10"><text:span text:style-name="Citation">Наука фундаментально отличается от математики тем, что научные теории и законы не могут быть доказаны. Я не могу доказать вам, что второй закон движения Ньютона, F = ma, или закон гравитации, F = Gm 1 m 2 /r 2, верны. Я могу продемонстрировать вам эти законы, могу провести измерения, которые покажут их правильность с точностью до многих знаков после запятой, но я не могу доказать их в смысле математического доказательства. Неважно, сколько экспериментов я проведу и сколько эмпирических данных соберу, всегда есть шанс, что какой-нибудь эксперимент покажет, что эти законы движения и гравитации неверны.</text:span></text:p>
      <text:p text:style-name="Standard"><text:span text:style-name="Citation"/></text:p>
      <text:p text:style-name="Standard"><text:span text:style-name="Citation">Такова природа научных теорий и законов: Они могут быть опровергнуты, но не доказаны.</text:span></text:p>
      <text:p text:style-name="Standard"><text:span text:style-name="Citation">И все же мы каждый день полагаемся на эти законы. Каждый раз, когда вы садитесь в машину, вы ставите свою жизнь на то, что F = ma - это надежное описание того, как устроен мир. Каждый раз, когда вы делаете шаг, вы ставите свое здоровье и безопасность на то, что F = Gm 1 m 2 /r 2 верно.</text:span></text:p>
      <text:p text:style-name="Standard"><text:span text:style-name="Citation"/></text:p>
      <text:p text:style-name="Standard"><text:span text:style-name="Citation">Наука работает не путем доказательства истинности утверждений, а скорее путем доказательства их ложности. Те утверждения, ложность которых мы не можем доказать, после долгих усилий мы считаем достаточно истинными для наших целей.</text:span></text:p>
      <text:p text:style-name="Standard"><text:span text:style-name="Citation"/></text:p>
      <text:p text:style-name="Standard"><text:span text:style-name="Citation">Конечно, не все утверждения можно доказать. Утверждение "Это ложь" не является ни истинным, ни ложным. Это один из простейших примеров недоказуемого утверждения.</text:span></text:p>
      <text:p text:style-name="Standard"><text:span text:style-name="Citation"/></text:p>
      <text:p text:style-name="Standard"><text:span text:style-name="Citation">В конечном счете, можно сказать, что математика - это дисциплина, занимающаяся доказательством истинности доказуемых утверждений. Наука, напротив, занимается доказательством ложности доказуемых утверждений.</text:span></text:p>
      <text:p text:style-name="Standard"><text:span text:style-name="Citation"/></text:p>
      <text:p text:style-name="Standard"><text:span text:style-name="Citation">ТЕСТЫ</text:span></text:p>
      <text:p text:style-name="Standard"><text:span text:style-name="Citation">Дейкстра однажды сказал: "Тестирование показывает наличие, а не отсутствие ошибок". Другими словами, тестирование может доказать ошибочность программы, но не может доказать ее правильность. Все, что могут сделать тесты, после достаточных усилий по проведению тестирования, это дать нам возможность считать программу достаточно корректной для наших целей.</text:span></text:p>
      <text:p text:style-name="Standard"><text:span text:style-name="Citation"/></text:p>
      <text:p text:style-name="Standard"><text:span text:style-name="Citation">Последствия этого факта ошеломляют. Разработка программного обеспечения - это не математическое занятие, даже если кажется, что оно манипулирует математическими конструкциями. Программирование больше напоминает науку. Мы доказываем корректность, не находя доказательств некорректности, несмотря на все наши усилия.</text:span></text:p>
      <text:p text:style-name="Standard"><text:span text:style-name="Citation"/></text:p>
      <text:p text:style-name="Standard"><text:span text:style-name="Citation">Такие доказательства некорректности могут быть применены только к доказуемым программам. Программа, которая не доказуема - например, из-за безудержного использования goto - не может быть признана корректной, сколько бы тестов к ней ни применялось.</text:span></text:p>
      <text:p text:style-name="Standard"><text:span text:style-name="Citation"/></text:p>
      <text:p text:style-name="Standard"><text:span text:style-name="Citation">Структурное программирование заставляет нас рекурсивно разлагать программу на множество небольших доказуемых функций. Затем мы можем применить тесты, чтобы </text:span><text:soft-page-break/><text:span text:style-name="Citation">попытаться доказать, что эти маленькие доказуемые функции неверны. Если такие тесты не доказывают некорректность, то мы считаем функции достаточно корректными для наших целей.</text:span></text:p>
      <text:p text:style-name="Standard"><text:span text:style-name="Citation"/></text:p>
      <text:p text:style-name="Standard"><text:span text:style-name="Citation">ВЫВОД</text:span></text:p>
      <text:p text:style-name="Standard"><text:span text:style-name="Citation">Именно эта способность создавать проверяемые на ложность единицы программирования делает структурное программирование ценным сегодня. Именно по этой причине современные языки, как правило, не поддерживают неограниченные операторы goto. Более того, на архитектурном уровне именно поэтому мы по-прежнему считаем функциональную декомпозицию одной из лучших практик.</text:span></text:p>
      <text:p text:style-name="Standard"><text:span text:style-name="Citation"/></text:p>
      <text:p text:style-name="Standard"><text:span text:style-name="Citation">На каждом уровне, от самой маленькой функции до самого большого компонента, программное обеспечение похоже на науку и, следовательно, движимо возможностью опровержения. Архитекторы программного обеспечения стремятся определять модули, компоненты и сервисы, которые легко поддаются проверке (тестированию). Для этого они используют ограничительные правила, схожие со структурным программированием, хотя и на гораздо более высоком уровне.</text:span></text:p>
      <text:p text:style-name="Standard"><text:span text:style-name="Citation"/></text:p>
      <text:p text:style-name="Standard"><text:span text:style-name="Citation">Именно эти ограничительные нормы мы будем подробно изучать в следующих главах.</text:span></text:p>
      <text:p text:style-name="Standard"><text:span text:style-name="Citation"/></text:p>
      <text:p text:style-name="Standard"><text:span text:style-name="Citation">ОБЪЕКТНО-ОРИЕНТИРОВАННОЕ ПРОГРАММИРОВАНИЕ</text:span></text:p>
      <text:p text:style-name="Standard"><text:span text:style-name="Citation">Как мы увидим, основой хорошей архитектуры является понимание и применение принципов объектно-ориентированного проектирования (ООП). Но что такое ООП?</text:span></text:p>
      <text:p text:style-name="Standard"><text:span text:style-name="Citation"/></text:p>
      <text:p text:style-name="Standard"><text:span text:style-name="Citation">Один из ответов на этот вопрос звучит так: "Объединение данных и функций." Хотя этот ответ часто цитируется, он не вполне удовлетворителен, поскольку подразумевает, что o. f () каким-то образом отличается от f (o). Это абсурд. Программисты передавали структуры данных в функции задолго до 1966 года, когда Даль и Найгаард перенесли фрейм стека вызовов функций в кучу и изобрели ООП.</text:span></text:p>
      <text:p text:style-name="Standard"><text:span text:style-name="Citation"/></text:p>
      <text:p text:style-name="Standard"><text:span text:style-name="Citation">Другой распространенный ответ на этот вопрос: "Способ моделирования реального мира". В лучшем случае это уклончивый ответ. Что на самом деле означает "моделирование реального мира" и почему это то, что мы хотели бы сделать? Возможно, это утверждение подразумевает, что ООП делает программное обеспечение более понятным, потому что оно имеет более тесную связь с реальным миром, но даже это утверждение уклончиво и слишком слабо определено. Оно не </text:span><text:span text:style-name="Citation"><text:span text:style-name="T13">объясняет</text:span></text:span><text:span text:style-name="Citation"> нам, что такое ООП.</text:span></text:p>
      <text:p text:style-name="Standard"><text:span text:style-name="Citation"/></text:p>
      <text:p text:style-name="Standard"><text:span text:style-name="Citation">Некоторые люди для объяснения природы ООП прибегают к трем магическим словам: инкапсуляция, наследование и полиморфизм. Подразумевается, что ООП - это правильная смесь этих трех вещей, или, по крайней мере, что язык ООП должен поддерживать эти три вещи.</text:span></text:p>
      <text:p text:style-name="Standard"><text:span text:style-name="Citation"/></text:p>
      <text:p text:style-name="Standard"><text:span text:style-name="Citation">Давайте рассмотрим каждое из этих понятий по очереди.</text:span></text:p>
      <text:p text:style-name="Standard"><text:span text:style-name="Citation"/></text:p>
      <text:p text:style-name="Standard"><text:span text:style-name="Citation"/></text:p>
      <text:p text:style-name="P12"><text:span text:style-name="Citation">ИНКАПСУЛЯЦИЯ?</text:span></text:p>
      <text:p text:style-name="P6"><text:span text:style-name="Citation">Причина, по которой инкапсуляция упоминается как часть определения ООП, заключается в том, что языки ООП обеспечивают простую и эффективную инкапсуляцию данных и функций. В результате можно </text:span><text:span text:style-name="Citation"><text:span text:style-name="T13">очертить</text:span></text:span><text:span text:style-name="Citation"> линию вокруг целостного набора данных и функций. За пределами этой линии данные скрыты, и известны только некоторые функции. </text:span></text:p>
      <text:p text:style-name="P6"><text:span text:style-name="Citation">Мы видим эту концепцию в действии в виде закрытых данных-членов и открытых функций-членов класса.</text:span></text:p>
      <text:p text:style-name="P6"><text:span text:style-name="Citation"/></text:p>
      <text:p text:style-name="Standard"><text:span text:style-name="Citation">Эта идея, конечно, не уникальна для ООП. Действительно, в языке Си мы имеем идеальную инкапсуляцию. Рассмотрим эту простую программу на языке Си:</text:span></text:p>
      <text:p text:style-name="Standard"><text:span text:style-name="Citation"/></text:p>
      <text:p text:style-name="Standard"><text:span text:style-name="Citation"><text:span text:style-name="T14">Фрагмент кода удален</text:span></text:span></text:p>
      <text:p text:style-name="Standard"><text:span text:style-name="Citation"/></text:p>
      <text:p text:style-name="Standard"><text:span text:style-name="Citation">Пользователи point. h не имеют никакого доступа к членам struct Point. Они могут вызвать функцию makePoint () и функцию distance (), но они абсолютно не знают о реализации ни структуры данных Point, ни этих функций.</text:span></text:p>
      <text:p text:style-name="Standard"><text:span text:style-name="Citation"/></text:p>
      <text:p text:style-name="Standard"><text:span text:style-name="Citation">Это идеальная инкапсуляция в языке, не являющемся языком ООП. Программисты на языке Си постоянно занимались подобными вещами. Мы объявляли структуры данных и функции в заголовочных файлах, а затем реализовывали их в файлах реализации. Наши пользователи никогда не имели доступа к элементам в этих файлах реализации.</text:span></text:p>
      <text:p text:style-name="Standard"><text:span text:style-name="Citation"/></text:p>
      <text:p text:style-name="Standard"><text:span text:style-name="Citation">Но затем появился язык ООП в виде C++, и идеальная инкапсуляция языка C была нарушена.</text:span></text:p>
      <text:p text:style-name="Standard"><text:span text:style-name="Citation"/></text:p>
      <text:p text:style-name="Standard"><text:span text:style-name="Citation">Компилятор C++ по техническим причинам требовал, чтобы переменные-члены класса были объявлены в заголовочном файле этого класса. Таким образом, наша программа Point изменилась и стала выглядеть следующим образом:</text:span></text:p>
      <text:p text:style-name="Standard"><text:span text:style-name="Citation"/></text:p>
      <text:p text:style-name="Standard"><text:span text:style-name="Citation"><text:span text:style-name="T14">Фрагмент кода удален</text:span></text:span></text:p>
      <text:p text:style-name="Standard"><text:span text:style-name="Citation"/></text:p>
      <text:p text:style-name="Standard"><text:span text:style-name="Citation">Клиенты заголовочного файла point. h </text:span><text:span text:style-name="Citation"><text:span text:style-name="T17">теперь </text:span></text:span><text:span text:style-name="Citation">знают о переменных-членах x и y!</text:span></text:p>
      <text:p text:style-name="Standard"><text:span text:style-name="Citation"/></text:p>
      <text:p text:style-name="Standard"><text:span text:style-name="Citation">Компилятор запрещает доступ к ним, но клиент все равно знает об их существовании. Например, если имена этих членов изменены, файл point. cc должен быть перекомпилирован! Инкапсуляция была нарушена.</text:span></text:p>
      <text:p text:style-name="Standard"><text:span text:style-name="Citation"/></text:p>
      <text:p text:style-name="Standard"><text:span text:style-name="Citation">Действительно, способ частичного восстановления инкапсуляции - это введение в язык ключевых слов public, private и protected. Однако это был трюк, вызванный технической необходимостью для компилятора видеть эти переменные в заголовочном файле.</text:span></text:p>
      <text:p text:style-name="Standard"><text:span text:style-name="Citation"/></text:p>
      <text:p text:style-name="Standard"><text:span text:style-name="Citation">Java и C# просто полностью упразднили разделение на заголовок и реализацию, тем самым еще больше ослабив инкапсуляцию. В этих языках невозможно разделить объявление и определение класса.</text:span></text:p>
      <text:p text:style-name="Standard"><text:span text:style-name="Citation"/></text:p>
      <text:p text:style-name="Standard"><text:span text:style-name="Citation">По этим причинам трудно согласиться с тем, что ООП зависит от сильной инкапсуляции. </text:span><text:span text:style-name="Citation"><text:span text:style-name="T17">В д</text:span></text:span><text:span text:style-name="Citation">ействительно</text:span><text:span text:style-name="Citation"><text:span text:style-name="T17">сти</text:span></text:span><text:span text:style-name="Citation">, во многих языках ООП инкапсуляция практически не применяется.</text:span></text:p>
      <text:p text:style-name="Standard"><text:soft-page-break/><text:span text:style-name="Citation"/></text:p>
      <text:p text:style-name="Standard"><text:span text:style-name="Citation">Конечно, ООП зависит от идеи, что программисты достаточно хорошо воспитаны, чтобы не использовать инкапсулированные данные. Даже в этом случае языки, претендующие на обеспечение ООП, только ослабили некогда совершенную инкапсуляцию, которой мы наслаждались в 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720387"/>
    </style:style>
    <style:style style:name="MT2" style:family="text">
      <style:text-properties officeooo:rsid="001ecd26"/>
    </style:style>
    <style:style style:name="MT3" style:family="text">
      <style:text-properties officeooo:rsid="001c8d6c"/>
    </style:style>
    <style:style style:name="MT4"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2-03-20T18:30:15.394774188</dc:date>
    <meta:editing-duration>PT7H36M48S</meta:editing-duration>
    <meta:editing-cycles>69</meta:editing-cycles>
    <meta:generator>LibreOffice/7.3.1.3$Linux_X86_64 LibreOffice_project/30$Build-3</meta:generator>
    <meta:print-date>2021-11-08T20:34:01.745382515</meta:print-date>
    <meta:document-statistic meta:table-count="0" meta:image-count="0" meta:object-count="0" meta:page-count="9" meta:paragraph-count="98" meta:word-count="2667" meta:character-count="20019" meta:non-whitespace-character-count="17441"/>
  </office:meta>
</office:document-meta>
</file>